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02cm solid #000000" fo:border-right="none" fo:border-top="0.002cm solid #000000" fo:border-bottom="0.002cm solid #000000"/>
    </style:style>
    <style:style style:name="Tableau4.B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A1" style:family="table-cell">
      <style:table-cell-properties fo:padding="0.097cm" fo:border-left="0.002cm solid #000000" fo:border-right="none" fo:border-top="0.002cm solid #000000" fo:border-bottom="0.002cm solid #000000"/>
    </style:style>
    <style:style style:name="Tableau5.B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list-style-name="L1">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Table_20_Contents">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0" style:family="paragraph" style:parent-style-name="Table_20_Contents">
      <style:text-properties fo:font-style="normal" style:text-underline-style="none" fo:font-weight="normal" style:font-style-asian="normal" style:font-weight-asian="normal" style:font-style-complex="normal" style:font-weight-complex="normal"/>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style:text-underline-style="solid" style:text-underline-width="auto" style:text-underline-color="font-color" fo:font-weight="bold" style:font-weight-asian="bold" style:font-weight-complex="bold"/>
    </style:style>
    <style:style style:name="P13" style:family="paragraph" style:parent-style-name="Table_20_Contents">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style:text-underline-style="none" fo:font-weight="normal" style:font-weight-asian="normal" style:font-weight-complex="normal"/>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3" table:style-name="Tableau3">
        <table:table-column table:style-name="Tableau3.A"/>
        <table:table-column table:style-name="Tableau3.B"/>
        <table:table-row>
          <table:table-cell table:style-name="Tableau3.A1" office:value-type="string">
            <text:list xml:id="list873698300750828990" text:style-name="L1">
              <text:list-item>
                <text:p text:style-name="P6">Repos, ombre, et nouvelle venue.</text:p>
              </text:list-item>
            </text:list>
            <text:p text:style-name="Standard"/>
            <text:p text:style-name="Standard">Rappel de la vision de la Grande Nuée en approche: il reste deux jours pour fuir ou refermer la Brèche.</text:p>
            <text:p text:style-name="Standard"/>
            <text:p text:style-name="Standard">Rappel: une partie de l'esprit de BANEHERU est emprisonné dans les pierres de vent que construit PANABEN.</text:p>
            <text:p text:style-name="Standard"/>
            <text:p text:style-name="Standard">MEKKADIL se présente. Demande à NAMIKIGAMA de l'assister dans un rituel pour appaiser BANEHERU.</text:p>
            <text:p text:style-name="Standard"/>
            <text:p text:style-name="Standard">Repos. Arrivée de SOPHIE.</text:p>
          </table:table-cell>
          <table:table-cell table:style-name="Tableau3.B1" office:value-type="string">
            <text:p text:style-name="Table_20_Contents">II. <text:span text:style-name="T3">SOPHIE, et le plan de la Tour Circulaire.</text:span></text:p>
            <text:p text:style-name="Table_20_Contents"/>
            <text:p text:style-name="Standard">Echange avec SOPHIE. <text:s/></text:p>
            <text:p text:style-name="Standard"/>
            <text:p text:style-name="Standard">Don d'objets magiques.</text:p>
            <text:p text:style-name="Standard"/>
            <text:p text:style-name="Standard">MEKKADIL informe que demain c'est la Fête du Grand Pommier. La veille, PANABEN présente ses créations.</text:p>
            <text:p text:style-name="Standard"/>
            <text:p text:style-name="Standard">L'un des passages permets de conduire aux ruines d'un temple utilisé désormais comme musée.</text:p>
            <text:p text:style-name="Table_20_Contents"/>
            <text:p text:style-name="Table_20_Contents">Sortir du musée et trouver des vetements de soirée si on veut infiltrer la soirée de l'INSTITUT.</text:p>
          </table:table-cell>
        </table:table-row>
        <table:table-row>
          <table:table-cell table:style-name="Tableau3.A2" office:value-type="string">
            <text:p text:style-name="P3">MEKKADIL</text:p>
            <text:p text:style-name="Standard">&gt; Belle tenue bleue foncée. Natte. </text:p>
            <text:p text:style-name="Standard">- La politique l'ennuit. </text:p>
            <text:p text:style-name="Standard">- Veut qu'on sache la menace de la Grande Nuée et destruction de l'esprit du vent.</text:p>
            <text:p text:style-name="Standard"><text:tab/><text:tab/><text:tab/></text:p>
            <text:p text:style-name="Standard"><text:tab/><text:tab/><text:tab/></text:p>
          </table:table-cell>
          <table:table-cell table:style-name="Tableau3.B2" office:value-type="string">
            <text:p text:style-name="P3">PANABEN</text:p>
            <text:p text:style-name="Standard">&gt; Yeux profondement enfouis dans le crane. Belle chevelure poivre et sel.</text:p>
            <text:p text:style-name="Standard"/>
            <text:p text:style-name="Standard">- N'accepte pas autre chose que des compliments et de l'obeissance.</text:p>
            <text:p text:style-name="Standard">- Tout sujet de la domination gnome lui convient.</text:p>
          </table:table-cell>
        </table:table-row>
        <table:table-row>
          <table:table-cell table:style-name="Tableau3.A2" office:value-type="string">
            <text:p text:style-name="P3">KUMAGUN</text:p>
            <text:p text:style-name="Standard">&gt; Usé par la captivité. Bigleux. </text:p>
            <text:p text:style-name="Standard"/>
            <text:p text:style-name="Standard">- Très technique, se lasse de PANABEN et son arrogance.</text:p>
            <text:p text:style-name="Standard">- Aujir Tural l’intéresse et le séduit. Il est prêt à partir.</text:p>
            <text:p text:style-name="Standard"><text:tab/><text:tab/><text:tab/></text:p>
          </table:table-cell>
          <table:table-cell table:style-name="Tableau3.B2" office:value-type="string">
            <text:p text:style-name="P3">THEAVIE</text:p>
            <text:p text:style-name="Standard">&gt; Grande gnome (1,2m), cheveux roux courts.</text:p>
            <text:p text:style-name="Standard"/>
            <text:p text:style-name="Standard">- Le futur d'Ilzagal l'inquiete avec la déchirure du ciel.</text:p>
            <text:p text:style-name="Standard">- Elle n'apprecie pas cette alliance avec les Ogres, pour si peu.<text:tab/><text:tab/></text:p>
          </table:table-cell>
        </table:table-row>
        <table:table-row>
          <table:table-cell table:style-name="Tableau3.A2" office:value-type="string">
            <text:p text:style-name="Standard"><text:span text:style-name="T3">VIADESKELH</text:span> (ogre)</text:p>
            <text:p text:style-name="Standard">&gt; Peau grise / bleue. Manchot.</text:p>
            <text:p text:style-name="Standard"/>
            <text:p text:style-name="Standard">- Méfiant sur le comportement des gnomes. Ne se sent pas en sécurité.</text:p>
            <text:p text:style-name="Standard">- Très conscient des dangers des déchirures, les pensent liées à VHAREMOK le Dieu.<text:tab/><text:tab/></text:p>
          </table:table-cell>
          <table:table-cell table:style-name="Tableau3.B2" office:value-type="string">
            <text:p text:style-name="Standard"><text:span text:style-name="T3">SOLAKAF</text:span> (Ogre)</text:p>
            <text:p text:style-name="Standard">&gt; Peau grise / bleue. Extremement musclé. Tatouages.</text:p>
            <text:p text:style-name="Standard"/>
            <text:p text:style-name="Standard">- Garde l'oeil sur VIADESKELH.</text:p>
            <text:p text:style-name="Standard">- Craint une trahison gnome à tout moment.</text:p>
            <text:p text:style-name="Standard"><text:tab/><text:tab/><text:tab/></text:p>
          </table:table-cell>
        </table:table-row>
        <table:table-row>
          <table:table-cell table:style-name="Tableau3.A2" office:value-type="string">
            <text:p text:style-name="P3">ANTHEO IPSCEN</text:p>
            <text:p text:style-name="Standard">&gt; Élégant de son point de vue : des vêtements en soie, coloré, des bagues et bijoux divers. Une magnifique chevelure blonde et un grand sourire factice. </text:p>
            <text:p text:style-name="Standard"/>
            <text:p text:style-name="Standard">- Attend révérence à son attention.</text:p>
            <text:p text:style-name="Standard">- Ne cesse de se plaindre des voleurs et demande leur pendaison.</text:p>
            <text:p text:style-name="Standard">- Encourage à l'alliance avec AKEBHE.</text:p>
            <text:p text:style-name="Standard"><text:soft-page-break/><text:tab/><text:tab/><text:tab/></text:p>
          </table:table-cell>
          <table:table-cell table:style-name="Tableau3.B2" office:value-type="string">
            <text:p text:style-name="P3">MUTTBUCKLE</text:p>
            <text:p text:style-name="Standard">&gt; Un petit gnome bien habillé, avec une grosse barbe piquante.</text:p>
            <text:p text:style-name="Standard"/>
            <text:p text:style-name="Standard">- Faire des choix sans se mettre les gens importants à dos.</text:p>
            <text:p text:style-name="Standard">- Prendre du bon temps, être important. </text:p>
            <text:p text:style-name="Standard"><text:tab/><text:tab/><text:tab/></text:p>
          </table:table-cell>
        </table:table-row>
        <table:table-row>
          <table:table-cell table:style-name="Tableau3.A2" office:value-type="string">
            <text:p text:style-name="Standard"><text:span text:style-name="T3">JAPALKA</text:span> (humain barbe)</text:p>
            <text:p text:style-name="Standard">&gt; Un homme à la peau sombre avec une belle barbe blanche. Des yeux bleus. Un collier de perles. </text:p>
            <text:p text:style-name="Standard"/>
            <text:p text:style-name="Standard">- Faire progresser les intérêts de AKEBHE.</text:p>
            <text:p text:style-name="Standard">- Écarter ZARDURAKEN chaque fois que possible.</text:p>
          </table:table-cell>
          <table:table-cell table:style-name="Tableau3.B2" office:value-type="string">
            <text:p text:style-name="P3">GALLI TIDYMIX</text:p>
            <text:p text:style-name="Standard">&gt; Une gnome un peu ridée à la chevelure d'une blancheur immaculée. Semble un peu perdue mais souriante.</text:p>
            <text:p text:style-name="Standard"/>
            <text:p text:style-name="Standard">- Appuyer le sujet des grands vents et dés déchirures.</text:p>
            <text:p text:style-name="Standard">- Ne supporte plus PANABEN.</text:p>
          </table:table-cell>
        </table:table-row>
        <table:table-row>
          <table:table-cell table:style-name="Tableau3.A2" office:value-type="string">
            <text:p text:style-name="Standard"><text:span text:style-name="T3">ZARDURAKEN</text:span> (nain)</text:p>
            <text:p text:style-name="Table_20_Contents">&gt; Un Nain à la barbe blonde bien taillée. Des vêtements de qualité, aux couleurs rouges. Quelques bijoux.</text:p>
            <text:p text:style-name="Table_20_Contents"/>
            <text:p text:style-name="Table_20_Contents">- Défendre les interets du Prince Marchand SA'ADAR ASSIFI l'Effrit.</text:p>
            <text:p text:style-name="Table_20_Contents">- N'aime pas JAPALKA. </text:p>
          </table:table-cell>
          <table:table-cell table:style-name="Tableau3.B2" office:value-type="string">
            <text:p text:style-name="P9">KANEA</text:p>
            <text:p text:style-name="P10">&gt; Visage fermé, regarde partout pour chaque détail. Des vêtements propres de qualité mais choisi sans goût. </text:p>
            <text:p text:style-name="P10"/>
            <text:p text:style-name="P10">- S'assurer que tout va bien.</text:p>
            <text:p text:style-name="P10">- Conserver l’indépendance de Ilzagal.</text:p>
          </table:table-cell>
        </table:table-row>
      </table:table>
      <table:table table:name="Tableau4" table:style-name="Tableau4">
        <table:table-column table:style-name="Tableau4.A"/>
        <table:table-column table:style-name="Tableau4.B"/>
        <table:table-row>
          <table:table-cell table:style-name="Tableau4.A1" office:value-type="string">
            <text:p text:style-name="P3">SUJETS DE CONVERSATION </text:p>
            <text:p text:style-name="Standard"/>
            <text:p text:style-name="Standard">-Les tempètes et le futur de Ilzagal </text:p>
            <text:p text:style-name="Standard">- Alliance avec Aujir Tural.</text:p>
            <text:p text:style-name="Standard">- Pydemian et le nouveau culte de l'Oeil des Abysses.</text:p>
            <text:p text:style-name="Standard">- Les attaques Kuo Toa contre la Compagnie des Hautes Marées.</text:p>
            <text:p text:style-name="Standard">- Les Ogres et leur territoire à la surface.<text:tab/></text:p>
          </table:table-cell>
          <table:table-cell table:style-name="Tableau4.B1" office:value-type="string">
            <text:p text:style-name="P3">LIEUX DE LA FETE</text:p>
            <text:p text:style-name="Standard"/>
            <text:p text:style-name="Standard">- Le grand hall. Engrenages partout.</text:p>
            <text:p text:style-name="Standard"/>
            <text:p text:style-name="Standard">- Le salon </text:p>
            <text:p text:style-name="Standard"/>
            <text:p text:style-name="Standard">- Le balcon au dessus du chantier des nouveaux nés.</text:p>
          </table:table-cell>
        </table:table-row>
        <table:table-row>
          <table:table-cell table:style-name="Tableau4.A2" office:value-type="string">
            <text:p text:style-name="Standard"><text:span text:style-name="T1">AUTRES LIEUX DE LA TOUR</text:span><text:tab/></text:p>
            <text:p text:style-name="Standard">- Bibliothèque pour les recherches.</text:p>
            <text:p text:style-name="Standard">- Archives diverses.</text:p>
            <text:p text:style-name="Standard">- Forge et entrepots.</text:p>
            <text:p text:style-name="Standard">- Geoles.</text:p>
            <text:p text:style-name="Standard">- Ponton &amp; Bateau du Futur.</text:p>
            <text:p text:style-name="Standard">- Dortoirs.</text:p>
            <text:p text:style-name="Standard">- Cellules à Automatons.</text:p>
          </table:table-cell>
          <table:table-cell table:style-name="Tableau4.B2" office:value-type="string">
            <text:p text:style-name="P4">EVENEMENTS</text:p>
            <text:p text:style-name="P1"/>
            <text:p text:style-name="P1">- L'arrivée de THEAVIE et l'ingenieur</text:p>
            <text:p text:style-name="P1">- KUMAGUN, enfin libéré des harpies.</text:p>
            <text:p text:style-name="P1">- La présentation du bateau du futur et des spheres de vent.</text:p>
            <text:p text:style-name="P1">- La révelation du Baton de Controle des Vents.</text:p>
            <text:p text:style-name="P1">- Les Déchirures partout.</text:p>
            <text:p text:style-name="P1">- L'attaque des harpies. </text:p>
            <text:list xml:id="list8224451139878477646" text:style-name="L2">
              <text:list-header>
                <text:p text:style-name="P7"><text:s/></text:p>
              </text:list-header>
            </text:list>
          </table:table-cell>
        </table:table-row>
        <table:table-row>
          <table:table-cell table:style-name="Tableau4.A2" office:value-type="string">
            <text:p text:style-name="P2"><text:span text:style-name="T1">TRESOR </text:span>: Coffres de l'Institut </text:p>
            <text:p text:style-name="Standard"/>
            <text:p text:style-name="Standard">- 8 x Objets Art 25 po.</text:p>
            <text:p text:style-name="Standard">- 2000 pièces d'or.</text:p>
            <text:p text:style-name="Standard">- 7 x objets Art 250 po. </text:p>
            <text:p text:style-name="Standard">- Cape du prestidigitateur</text:p>
            <text:p text:style-name="Standard">- Corps du Valhalla</text:p>
          </table:table-cell>
          <table:table-cell table:style-name="Tableau4.B2" office:value-type="string">
            <text:p text:style-name="P2"><text:span text:style-name="T1">TRESOR </text:span>: Donné par MEKKADIL.</text:p>
            <text:list xml:id="list9141631269253068460" text:style-name="L3">
              <text:list-item>
                <text:p text:style-name="P8">Bottes d'empreintes factices.</text:p>
              </text:list-item>
              <text:list-item>
                <text:p text:style-name="P8">épée de lumière lunaire </text:p>
              </text:list-item>
              <text:list-item>
                <text:p text:style-name="P8">Anneau Barrière mentale.</text:p>
              </text:list-item>
            </text:list>
          </table:table-cell>
        </table:table-row>
        <table:table-row>
          <table:table-cell table:style-name="Tableau4.A2" office:value-type="string">
            <text:p text:style-name="P2"><text:span text:style-name="T1">TRESOR </text:span>: PANABEN ou autres (1).</text:p>
            <text:p text:style-name="Standard"/>
            <text:p text:style-name="Standard">- 80 pp.</text:p>
            <text:p text:style-name="Standard">- 12 pierres precieuses (100 po)</text:p>
            <text:p text:style-name="Standard">- Baguette des secrets</text:p>
            <text:p text:style-name="Standard">- Perle de pouvoir</text:p>
          </table:table-cell>
          <table:table-cell table:style-name="Tableau4.B2" office:value-type="string">
            <text:p text:style-name="P2"><text:span text:style-name="T1">TRESOR </text:span>: PANABEN ou autres (2).</text:p>
            <text:p text:style-name="Standard">- 3 potions majeures </text:p>
            <text:p text:style-name="Standard">- Parchemin de Fletrissement.</text:p>
            <text:p text:style-name="Standard">- Medaillon des Pensées.</text:p>
          </table:table-cell>
        </table:table-row>
      </table:table>
      <table:table table:name="Tableau2" table:style-name="Tableau2">
        <table:table-column table:style-name="Tableau2.A"/>
        <table:table-column table:style-name="Tableau2.B"/>
        <text:soft-page-break/>
        <table:table-row>
          <table:table-cell table:style-name="Tableau2.A1" office:value-type="string">
            <text:p text:style-name="P12">BOTTES D'EMPREINTES FACTICES</text:p>
            <text:p text:style-name="Table_20_Contents"/>
            <text:p text:style-name="P13">De belles bottes données par Maître Mekkadil.</text:p>
            <text:p text:style-name="Table_20_Contents"/>
            <text:p text:style-name="Table_20_Contents">Seuls les humanoïdes peuvent porter ces bottes. En les portant, vous pouvez choisir de laisser des traces d'un autre type d'humanoïde de votre taille. </text:p>
          </table:table-cell>
          <table:table-cell table:style-name="Tableau2.B1" office:value-type="string">
            <text:p text:style-name="P12">EPEE DE LUMIERE LUNAIRE </text:p>
            <text:p text:style-name="Table_20_Contents"/>
            <text:p text:style-name="P13">Une lame sur laquelle est gravée des symboles similaires au Monastère de Baneheru. <text:s/>Donnée par Maître Mekkadil. </text:p>
            <text:p text:style-name="Table_20_Contents"/>
            <text:p text:style-name="Table_20_Contents">Dans les ténèbres, la lame dégainée de cette épée diffuse une lumière de clair de lune, créant une lumière vive dans un rayon de 4,50 mètres et une lumière faible sur 4,50 mètres supplémentaires. </text:p>
          </table:table-cell>
        </table:table-row>
        <table:table-row>
          <table:table-cell table:style-name="Tableau2.A2" office:value-type="string">
            <text:p text:style-name="P12">ANNEAU DE BARRIERE MENTALE<text:span text:style-name="T6"> [Lien]</text:span></text:p>
            <text:p text:style-name="Table_20_Contents"/>
            <text:p text:style-name="Table_20_Contents"><text:span text:style-name="T4">Un anneau arborant une pierre rose gravée d’alvéoles diverses. Donnée par Maître Mekkadil. </text:span><text:s/></text:p>
            <text:p text:style-name="Table_20_Contents"/>
            <text:p text:style-name="Table_20_Contents">Immunité aux lectures de pensées, détection du mensonge ou type de créature.</text:p>
            <text:p text:style-name="Table_20_Contents"/>
            <text:p text:style-name="Table_20_Contents">Impossible de communiquer par télépathie sauf si le porteur accepte.</text:p>
            <text:p text:style-name="Table_20_Contents"/>
            <text:p text:style-name="Table_20_Contents">Il est possible pour une action de rendre l'anneau invisible. </text:p>
            <text:p text:style-name="Table_20_Contents"/>
            <text:p text:style-name="P13">Une étrange sensation vous parcourt quand vous la mettez. Comme si quelque chose pourrait se passer dans certaines circonstances... ?</text:p>
          </table:table-cell>
          <table:table-cell table:style-name="Tableau2.B2" office:value-type="string">
            <text:p text:style-name="P12">COR DU VALHA</text:p>
            <text:p text:style-name="Table_20_Contents"/>
            <text:p text:style-name="Table_20_Contents"><text:span text:style-name="T1">Action </text:span>: souffler dans le cor. </text:p>
            <text:p text:style-name="Table_20_Contents">Fait apparaître sept esprits guerriers dans un ryaon de 18 mètres autour.</text:p>
            <text:p text:style-name="Table_20_Contents"/>
            <text:p text:style-name="Table_20_Contents">Ces créatures restent une heure avant de disparaître. Ils ne peuvent pas être appelés de nouveau avant un mois.</text:p>
            <text:p text:style-name="Table_20_Contents"/>
            <text:p text:style-name="Table_20_Contents">(CA 13, HP 67, Temeraire, +5, 1d12 +3)</text:p>
          </table:table-cell>
        </table:table-row>
        <table:table-row>
          <table:table-cell table:style-name="Tableau2.A2" office:value-type="string">
            <text:p text:style-name="P12">CAPE DU PRESTIDIGATEUR</text:p>
            <text:p text:style-name="Table_20_Contents"/>
            <text:p text:style-name="Table_20_Contents">Cette cape sent légèrement le soufre. </text:p>
            <text:p text:style-name="Table_20_Contents"/>
            <text:p text:style-name="Table_20_Contents"><text:span text:style-name="T1">Action</text:span> pour faire une Porte Dimensionnelle. </text:p>
            <text:p text:style-name="Table_20_Contents"/>
            <text:p text:style-name="Table_20_Contents">Vous laissez un nuage de fumée et apparaissez dans un nuage de fumée, jusqu'à 150m. Cela peut se faire en transportant une autre personne.</text:p>
          </table:table-cell>
          <table:table-cell table:style-name="Tableau2.B2" office:value-type="string">
            <text:p text:style-name="P12">BAGUETTE DES SECRETS</text:p>
            <text:p text:style-name="Table_20_Contents"/>
            <text:p text:style-name="Table_20_Contents">Charges : ☐ ☐ ☐ </text:p>
            <text:p text:style-name="Table_20_Contents"/>
            <text:p text:style-name="Table_20_Contents">La baguette permets de dévoiler un piège ou une porte secrète s'il y en a une présente à 9 mètres autour.</text:p>
            <text:p text:style-name="Table_20_Contents"/>
            <text:p text:style-name="Table_20_Contents">La baguette vibre et pointe vers la direction.</text:p>
            <text:p text:style-name="Table_20_Contents"/>
            <text:p text:style-name="Table_20_Contents">Recharge une charge toutes les semaines.</text:p>
            <text:p text:style-name="Table_20_Contents"/>
          </table:table-cell>
        </table:table-row>
        <table:table-row>
          <table:table-cell table:style-name="Tableau2.A2" office:value-type="string">
            <text:p text:style-name="Table_20_Contents"><text:span text:style-name="T3">PERLE DE POUVOIR</text:span> [Lien]</text:p>
            <text:p text:style-name="Table_20_Contents"/>
            <text:p text:style-name="Table_20_Contents">Un mot de commande permets de retrouver un emplacement de sort (max niveau 3).</text:p>
            <text:p text:style-name="Table_20_Contents"/>
            <text:p text:style-name="Table_20_Contents">Ne peut être utilisé qu'une seule fois par jour.</text:p>
            <text:p text:style-name="Table_20_Contents"/>
          </table:table-cell>
          <table:table-cell table:style-name="Tableau2.B2" office:value-type="string">
            <text:p text:style-name="Table_20_Contents"/>
            <text:p text:style-name="Table_20_Contents"/>
          </table:table-cell>
        </table:table-row>
      </table:table>
      <text:p text:style-name="Standard"/>
      <text:p text:style-name="Standard"/>
      <table:table table:name="Tableau5" table:style-name="Tableau5">
        <table:table-column table:style-name="Tableau5.A" table:number-columns-repeated="2"/>
        <text:soft-page-break/>
        <table:table-row>
          <table:table-cell table:style-name="Tableau5.A1" office:value-type="string">
            <text:p text:style-name="P11">AUTOMATON (G)</text:p>
            <text:p text:style-name="Table_20_Contents">CA 13 - hp 91.</text:p>
            <text:p text:style-name="Table_20_Contents"/>
            <text:p text:style-name="Table_20_Contents"/>
            <text:p text:style-name="Table_20_Contents">+3 attaque, 1d8 +2 dmg.</text:p>
            <text:p text:style-name="Table_20_Contents">Résistance magie.</text:p>
          </table:table-cell>
          <table:table-cell table:style-name="Tableau5.B1" office:value-type="string">
            <text:p text:style-name="P11">HARPIE</text:p>
            <text:p text:style-name="Table_20_Contents">CA 11, hp 38.</text:p>
            <text:p text:style-name="Table_20_Contents"/>
            <text:p text:style-name="Table_20_Contents"/>
            <text:p text:style-name="Table_20_Contents">+3 griffes x2, 2d4 +1 dmg.</text:p>
            <text:p text:style-name="Table_20_Contents">Chant captivant DD Sagesse 11.</text:p>
          </table:table-cell>
        </table:table-row>
        <table:table-row>
          <table:table-cell table:style-name="Tableau5.A2" office:value-type="string">
            <text:p text:style-name="P11">ELEM. AIR MAJEUR (G).</text:p>
            <text:p text:style-name="Table_20_Contents">CA 15 - hp 90. </text:p>
            <text:p text:style-name="Table_20_Contents"/>
            <text:p text:style-name="Table_20_Contents"/>
            <text:p text:style-name="Table_20_Contents"><text:span text:style-name="T1">Resist</text:span> foudre, tonnerre, contondant / tranchant.</text:p>
            <text:p text:style-name="Table_20_Contents"/>
            <text:p text:style-name="Table_20_Contents">Melee +8 (2d8 +5) x2.</text:p>
            <text:p text:style-name="Table_20_Contents"><text:span text:style-name="T2">Cyclone</text:span> (Recharge 4-6): Ceux dans son espace doivent JS Force 13 ou 3d8 +2 dmg &amp; Projection 6m </text:p>
          </table:table-cell>
          <table:table-cell table:style-name="Tableau5.B2" office:value-type="string">
            <text:p text:style-name="P11">ELEM. AIR MINEUR (TP)</text:p>
            <text:p text:style-name="Table_20_Contents">CA 13 - hp 16.</text:p>
            <text:p text:style-name="Table_20_Contents"/>
            <text:p text:style-name="Table_20_Contents"/>
            <text:p text:style-name="Table_20_Contents">Coup +5 (1d4 +3)</text:p>
            <text:p text:style-name="Table_20_Contents">Si déjà Mineur touché, JS Force 11 ou tomber par terre.</text:p>
          </table:table-cell>
        </table:table-row>
        <table:table-row>
          <table:table-cell table:style-name="Tableau5.A2" office:value-type="string">
            <text:p text:style-name="P11">SOLAKAF (OGRE )</text:p>
            <text:p text:style-name="Table_20_Contents">CA 11 - hp 59.</text:p>
            <text:p text:style-name="Table_20_Contents"/>
            <text:p text:style-name="Table_20_Contents"/>
            <text:p text:style-name="Table_20_Contents">Massue +6 (2d8 +4)</text:p>
            <text:p text:style-name="Table_20_Contents">Javeline +6 (2d6 +4)</text:p>
          </table:table-cell>
          <table:table-cell table:style-name="Tableau5.B2" office:value-type="string">
            <text:p text:style-name="P11">VIADESKELH (OGRE)</text:p>
            <text:p text:style-name="Table_20_Contents">CA: 15 - hp 120</text:p>
            <text:p text:style-name="Table_20_Contents"/>
            <text:p text:style-name="Table_20_Contents"/>
            <text:p text:style-name="Table_20_Contents">Massue +7 (2d8 +5)</text:p>
            <text:p text:style-name="Table_20_Contents">Attaque Effrayante: +7, 3d8 +4. JS Sagesse 13 ou frayeur jusqsu'au prochain tour.</text:p>
            <text:p text:style-name="Table_20_Contents">Riposte (Si miss contre lui): +7 +1d8 (3d8 +4 dmg).<text:tab/></text:p>
          </table:table-cell>
        </table:table-row>
        <table:table-row>
          <table:table-cell table:style-name="Tableau5.A2" office:value-type="string">
            <text:p text:style-name="P11">GRIFFON </text:p>
            <text:p text:style-name="Table_20_Contents">CA 12 - pv 59.</text:p>
            <text:p text:style-name="Table_20_Contents"/>
            <text:p text:style-name="Table_20_Contents"/>
            <text:p text:style-name="Table_20_Contents">Multiple x2</text:p>
            <text:p text:style-name="Table_20_Contents">Griffes +6 (2d6 +4) </text:p>
            <text:p text:style-name="Table_20_Contents">Bec +6 (1d8 +4)</text:p>
          </table:table-cell>
          <table:table-cell table:style-name="Tableau5.B2" office:value-type="string">
            <text:p text:style-name="Table_20_Contents"><text:span text:style-name="T1">PANABEN</text:span> l'Archimage </text:p>
            <text:p text:style-name="Table_20_Contents">ca 16 - pv 100.</text:p>
            <text:p text:style-name="Table_20_Contents"/>
            <text:p text:style-name="Table_20_Contents"/>
            <text:p text:style-name="Table_20_Contents"/>
            <text:p text:style-name="Table_20_Contents"/>
            <text:p text:style-name="Table_20_Contents">(Legendaire x2)</text:p>
            <text:p text:style-name="Table_20_Contents">- Potions de soins majeures 4d4 +4 (14).</text:p>
            <text:p text:style-name="Table_20_Contents">- Bouclier de feu (2d8 Feu / coup subit en corps à corps)</text:p>
            <text:p text:style-name="Table_20_Contents">- Fracassement (3m rayon) : JS Cons 15. 3d8 dmg.</text:p>
            <text:p text:style-name="Table_20_Contents">- Rayon ardent x3 [Attaque +7] (2d6 dmg)</text:p>
            <text:p text:style-name="Table_20_Contents">- Projectile magique [Succès] 3d4 +3</text:p>
            <text:p text:style-name="Table_20_Contents">- Eclair JS Dex 15 : 8d6 dmg.</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2-01T00:36:39.38</meta:creation-date>
    <dc:date>2024-12-01T11:10:54</dc:date>
    <meta:editing-duration>PT1H11M38S</meta:editing-duration>
    <meta:editing-cycles>23</meta:editing-cycles>
    <meta:generator>OpenOffice/4.1.7$Win32 OpenOffice.org_project/417m1$Build-9800</meta:generator>
    <meta:print-date>2024-12-01T10:59:29.65</meta:print-date>
    <meta:document-statistic meta:table-count="4" meta:image-count="0" meta:object-count="0" meta:page-count="4" meta:paragraph-count="180" meta:word-count="1285" meta:character-count="7249"/>
  </office:meta>
</office:document-meta>
</file>